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6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4.3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3.1cm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5.4cm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6.7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5.2cm"/>
    </style:style>
    <style:style style:name="gr7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0.75cm" fo:min-width="4.7cm"/>
    </style:style>
    <style:style style:name="gr8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0.75cm" fo:min-width="4.6cm"/>
    </style:style>
    <style:style style:name="gr9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0.75cm" fo:min-width="3.8cm"/>
    </style:style>
    <style:style style:name="gr10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0.75cm" fo:min-width="4.2cm"/>
    </style:style>
    <style:style style:name="gr11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0.75cm" fo:min-width="4.5cm"/>
    </style:style>
    <style:style style:name="gr12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0.75cm" fo:min-width="4.4cm"/>
    </style:style>
    <style:style style:name="gr13" style:family="graphic" style:parent-style-name="standard">
      <style:graphic-properties svg:stroke-color="#5eb91e" draw:fill="solid" draw:fill-color="#81d41a" draw:textarea-horizontal-align="justify" draw:textarea-vertical-align="middle" draw:auto-grow-height="false" fo:min-height="0.75cm" fo:min-width="4.1cm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bf00"/>
      <style:paragraph-properties fo:text-align="center"/>
    </style:style>
    <style:style style:name="P3" style:family="paragraph">
      <loext:graphic-properties draw:fill="solid" draw:fill-color="#81d41a"/>
      <style:paragraph-properties fo:text-align="center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6.5cm" svg:height="1cm" svg:x="1.2cm" svg:y="3.6cm">
          <text:p text:style-name="P1">Raise the banner high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8cm" svg:height="1cm" svg:x="9.6cm" svg:y="1.7cm">
          <text:p text:style-name="P1">Rally the troops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3.6cm" svg:height="1cm" svg:x="8.8cm" svg:y="7.8cm">
          <text:p text:style-name="P1">Dual atta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9" draw:id="id9" draw:layer="layout" svg:width="5.9cm" svg:height="1cm" svg:x="1.1cm" svg:y="11.4cm">
          <text:p text:style-name="P1">Breaking the ranks</text:p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7.2cm" svg:height="1cm" svg:x="8.2cm" svg:y="13.3cm">
          <text:p text:style-name="P1">Break their body and will</text:p>
          <draw:enhanced-geometry svg:viewBox="0 0 21600 21600" draw:type="rectangle" draw:enhanced-path="M 0 0 L 21600 0 21600 21600 0 21600 0 0 Z N"/>
        </draw:custom-shape>
        <draw:custom-shape draw:style-name="gr6" draw:text-style-name="P1" xml:id="id7" draw:id="id7" draw:layer="layout" svg:width="5.7cm" svg:height="1cm" svg:x="14.2cm" svg:y="9.2cm">
          <text:p text:style-name="P1">Reaping the rank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4" draw:id="id14" draw:layer="layout" svg:width="6.5cm" svg:height="1cm" svg:x="8cm" svg:y="20.4cm">
          <text:p text:style-name="P1">Pushing back the tid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2" draw:id="id12" draw:layer="layout" svg:width="6.5cm" svg:height="1cm" svg:x="1.1cm" svg:y="18.3cm">
          <text:p text:style-name="P1">Suffer for the cau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4" draw:id="id4" draw:layer="layout" svg:width="5.2cm" svg:height="1cm" svg:x="9.6cm" svg:y="4.3cm">
          <text:p text:style-name="P1">Leading the way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5.1cm" svg:height="1cm" svg:x="14.8cm" svg:y="6.6cm">
          <text:p text:style-name="P1">Tactical acumen</text:p>
          <draw:enhanced-geometry svg:viewBox="0 0 21600 21600" draw:type="rectangle" draw:enhanced-path="M 0 0 L 21600 0 21600 21600 0 21600 0 0 Z N"/>
        </draw:custom-shape>
        <draw:custom-shape draw:style-name="gr9" draw:text-style-name="P2" xml:id="id5" draw:id="id5" draw:layer="layout" svg:width="4.3cm" svg:height="1cm" svg:x="15.7cm" svg:y="2.1cm">
          <text:p text:style-name="P1">Follow alo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8" draw:id="id8" draw:layer="layout" svg:width="4.7cm" svg:height="1cm" svg:x="8.297cm" svg:y="10.263cm">
          <text:p text:style-name="P1">Dragon slay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5" draw:id="id15" draw:layer="layout" svg:width="5cm" svg:height="1cm" svg:x="15.55cm" svg:y="18.698cm">
          <text:p text:style-name="P1">Armor mobility</text:p>
          <draw:enhanced-geometry svg:viewBox="0 0 21600 21600" draw:type="rectangle" draw:enhanced-path="M 0 0 L 21600 0 21600 21600 0 21600 0 0 Z N"/>
        </draw:custom-shape>
        <draw:custom-shape draw:style-name="gr12" draw:text-style-name="P2" xml:id="id16" draw:id="id16" draw:layer="layout" svg:width="4.9cm" svg:height="1cm" svg:x="14.9cm" svg:y="22.3cm">
          <text:p text:style-name="P1">Shield maste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xml:id="id11" draw:id="id11" draw:layer="layout" svg:width="4.6cm" svg:height="1cm" svg:x="8.7cm" svg:y="15.8cm">
          <text:p text:style-name="P1">Military advice</text:p>
          <draw:enhanced-geometry svg:viewBox="0 0 21600 21600" draw:type="rectangle" draw:enhanced-path="M 0 0 L 21600 0 21600 21600 0 21600 0 0 Z N"/>
        </draw:custom-shape>
        <draw:custom-shape draw:style-name="gr13" draw:text-style-name="P3" xml:id="id13" draw:id="id13" draw:layer="layout" svg:width="4.6cm" svg:height="1cm" svg:x="15cm" svg:y="15.8cm">
          <text:p text:style-name="P1">Armor advice</text:p>
          <draw:enhanced-geometry svg:viewBox="0 0 21600 21600" draw:type="rectangle" draw:enhanced-path="M 0 0 L 21600 0 21600 21600 0 21600 0 0 Z N"/>
        </draw:custom-shape>
        <draw:connector draw:style-name="gr14" draw:text-style-name="P4" draw:layer="layout" svg:x1="7.7cm" svg:y1="4.1cm" svg:x2="9.6cm" svg:y2="2.2cm" draw:start-shape="id1" draw:start-glue-point="1" draw:end-shape="id2" draw:end-glue-point="3" svg:d="M7700 4100h950v-1900h950" svg:viewBox="0 0 1901 1901">
          <text:p/>
        </draw:connector>
        <draw:connector draw:style-name="gr14" draw:text-style-name="P4" draw:layer="layout" svg:x1="7.7cm" svg:y1="4.1cm" svg:x2="8.8cm" svg:y2="8.3cm" draw:start-shape="id1" draw:start-glue-point="1" draw:end-shape="id3" draw:end-glue-point="3" svg:d="M7700 4100h550v4200h550" svg:viewBox="0 0 1101 4201">
          <text:p/>
        </draw:connector>
        <draw:connector draw:style-name="gr14" draw:text-style-name="P4" draw:layer="layout" svg:x1="7.7cm" svg:y1="4.026cm" svg:x2="9.6cm" svg:y2="4.8cm" draw:end-shape="id4" draw:end-glue-point="3" svg:d="M7700 4026h700v774h1200" svg:viewBox="0 0 1901 775">
          <text:p/>
        </draw:connector>
        <draw:connector draw:style-name="gr14" draw:text-style-name="P4" draw:layer="layout" svg:x1="14.4cm" svg:y1="2.2cm" svg:x2="15.7cm" svg:y2="2.6cm" draw:start-shape="id2" draw:start-glue-point="1" draw:end-shape="id5" draw:end-glue-point="3" svg:d="M14400 2200h650v400h650" svg:viewBox="0 0 1301 401">
          <text:p/>
        </draw:connector>
        <draw:connector draw:style-name="gr14" draw:text-style-name="P4" draw:layer="layout" svg:x1="14.8cm" svg:y1="4.8cm" svg:x2="14.8cm" svg:y2="7.1cm" draw:start-shape="id4" draw:start-glue-point="1" draw:end-shape="id6" draw:end-glue-point="3" svg:d="M14800 4800h501v1150h-1002v1150h501" svg:viewBox="0 0 1003 2301">
          <text:p/>
        </draw:connector>
        <draw:connector draw:style-name="gr14" draw:text-style-name="P4" draw:layer="layout" svg:x1="12.4cm" svg:y1="8.3cm" svg:x2="14.2cm" svg:y2="9.7cm" draw:start-shape="id3" draw:start-glue-point="1" draw:end-shape="id7" draw:end-glue-point="3" svg:d="M12400 8300h900v1400h900" svg:viewBox="0 0 1801 1401">
          <text:p/>
        </draw:connector>
        <draw:connector draw:style-name="gr14" draw:text-style-name="P4" draw:layer="layout" svg:x1="12.997cm" svg:y1="10.763cm" svg:x2="14.2cm" svg:y2="9.7cm" draw:start-shape="id8" draw:start-glue-point="1" draw:end-shape="id7" draw:end-glue-point="3" svg:d="M12997 10763h602v-1063h601" svg:viewBox="0 0 1204 1064">
          <text:p/>
        </draw:connector>
        <draw:connector draw:style-name="gr14" draw:text-style-name="P4" draw:layer="layout" svg:x1="7cm" svg:y1="11.9cm" svg:x2="8.297cm" svg:y2="10.763cm" draw:start-shape="id9" draw:start-glue-point="1" draw:end-shape="id8" draw:end-glue-point="3" svg:d="M7000 11900h649v-1137h648" svg:viewBox="0 0 1298 1138">
          <text:p/>
        </draw:connector>
        <draw:connector draw:style-name="gr14" draw:text-style-name="P4" draw:layer="layout" svg:x1="7cm" svg:y1="11.9cm" svg:x2="8.2cm" svg:y2="13.8cm" draw:start-shape="id9" draw:start-glue-point="1" draw:end-shape="id10" draw:end-glue-point="3" svg:d="M7000 11900h600v1900h600" svg:viewBox="0 0 1201 1901">
          <text:p/>
        </draw:connector>
        <draw:connector draw:style-name="gr14" draw:text-style-name="P4" draw:layer="layout" svg:x1="7cm" svg:y1="11.9cm" svg:x2="8.7cm" svg:y2="16.3cm" draw:start-shape="id9" draw:start-glue-point="1" draw:end-shape="id11" draw:end-glue-point="3" svg:d="M7000 11900h850v4400h850" svg:viewBox="0 0 1701 4401">
          <text:p/>
        </draw:connector>
        <draw:connector draw:style-name="gr14" draw:text-style-name="P4" draw:layer="layout" svg:x1="7.6cm" svg:y1="18.8cm" svg:x2="8.7cm" svg:y2="16.3cm" draw:start-shape="id12" draw:start-glue-point="1" draw:end-shape="id11" draw:end-glue-point="3" svg:d="M7600 18800h550v-2500h550" svg:viewBox="0 0 1101 2501">
          <text:p/>
        </draw:connector>
        <draw:connector draw:style-name="gr14" draw:text-style-name="P4" draw:layer="layout" svg:x1="13.3cm" svg:y1="16.3cm" svg:x2="15cm" svg:y2="16.3cm" draw:start-shape="id11" draw:start-glue-point="1" draw:end-shape="id13" draw:end-glue-point="3" svg:d="M13300 16300h1700" svg:viewBox="0 0 1701 1">
          <text:p/>
        </draw:connector>
        <draw:connector draw:style-name="gr14" draw:text-style-name="P4" draw:layer="layout" svg:x1="14.5cm" svg:y1="20.9cm" svg:x2="15.55cm" svg:y2="19.198cm" draw:start-shape="id14" draw:start-glue-point="1" draw:end-shape="id15" draw:end-glue-point="3" svg:d="M14500 20900h525v-1702h525" svg:viewBox="0 0 1051 1703">
          <text:p/>
        </draw:connector>
        <draw:connector draw:style-name="gr14" draw:text-style-name="P4" draw:layer="layout" svg:x1="7.6cm" svg:y1="18.726cm" svg:x2="8cm" svg:y2="20.9cm" draw:end-shape="id14" draw:end-glue-point="3" svg:d="M7600 18726h-101v2174h501" svg:viewBox="0 0 502 2175">
          <text:p/>
        </draw:connector>
        <draw:connector draw:style-name="gr14" draw:text-style-name="P4" draw:layer="layout" svg:x1="11.25cm" svg:y1="21.4cm" svg:x2="14.9cm" svg:y2="22.8cm" draw:start-shape="id14" draw:start-glue-point="2" draw:end-shape="id16" draw:end-glue-point="3" svg:d="M11250 21400v1400h3650" svg:viewBox="0 0 3651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14T21:18:42.339000000</meta:creation-date>
    <dc:date>2023-01-14T21:35:21.493000000</dc:date>
    <meta:editing-duration>PT5M56S</meta:editing-duration>
    <meta:editing-cycles>1</meta:editing-cycles>
    <meta:document-statistic meta:object-count="31"/>
    <meta:generator>LibreOffice/6.2.6.2$Windows_X86_64 LibreOffice_project/684e730861356e74889dfe6dbddd3562aae2e6ad</meta:generator>
  </office:meta>
</office:document-meta>
</file>